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fo:min-height="1.559cm"/>
    </style:style>
    <style:style style:name="gr2" style:family="graphic" style:parent-style-name="standard">
      <style:graphic-properties draw:stroke="none" svg:stroke-color="#000000" draw:fill="none" draw:fill-color="#ffffff" fo:min-height="1.558cm"/>
    </style:style>
    <style:style style:name="gr3" style:family="graphic" style:parent-style-name="standard">
      <style:graphic-properties draw:stroke="none" svg:stroke-color="#000000" draw:fill="none" draw:fill-color="#ffffff" fo:min-height="1.147cm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ffffff" draw:fill="solid" draw:fill-color="#ff3333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102cm" svg:stroke-color="#0000cc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02cm" svg:stroke-color="#ff3333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3.374cm" style:use-optimal-column-width="false"/>
    </style:style>
    <style:style style:name="co2" style:family="table-column">
      <style:table-column-properties style:column-width="3.376cm" style:use-optimal-column-width="false"/>
    </style:style>
    <style:style style:name="co3" style:family="table-column">
      <style:table-column-properties style:column-width="3.056cm" style:use-optimal-column-width="false"/>
    </style:style>
    <style:style style:name="co4" style:family="table-column">
      <style:table-column-properties style:column-width="3.288cm" style:use-optimal-column-width="false"/>
    </style:style>
    <style:style style:name="co5" style:family="table-column">
      <style:table-column-properties style:column-width="3.633cm" style:use-optimal-column-width="false"/>
    </style:style>
    <style:style style:name="ro1" style:family="table-row">
      <style:table-row-properties style:row-height="2.844cm"/>
    </style:style>
    <style:style style:name="ro2" style:family="table-row">
      <style:table-row-properties style:row-height="2.708cm"/>
    </style:style>
    <style:style style:name="ro3" style:family="table-row">
      <style:table-row-properties style:row-height="2.851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color="#ff3333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13.497cm" svg:height="11.246cm" svg:x="8.041cm" svg:y="8.1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 table:style-name="ce2"/>
            </table:table-row>
          </table:table>
          <draw:image xlink:href="Pictures/TablePreview1.svm" xlink:type="simple" xlink:show="embed" xlink:actuate="onLoad"/>
        </draw:frame>
        <draw:frame draw:style-name="gr1" draw:layer="layout" svg:width="2.09cm" svg:height="1.809cm" svg:x="6.692cm" svg:y="11.821cm">
          <draw:text-box>
            <text:p>1</text:p>
          </draw:text-box>
        </draw:frame>
        <draw:frame draw:style-name="gr1" draw:layer="layout" svg:width="2.09cm" svg:height="1.809cm" svg:x="6.75cm" svg:y="9.027cm">
          <draw:text-box>
            <text:p>0</text:p>
          </draw:text-box>
        </draw:frame>
        <draw:frame draw:style-name="gr2" draw:layer="layout" svg:width="2.09cm" svg:height="1.808cm" svg:x="6.692cm" svg:y="14.646cm">
          <draw:text-box>
            <text:p>2</text:p>
          </draw:text-box>
        </draw:frame>
        <draw:frame draw:style-name="gr1" draw:layer="layout" svg:width="2.09cm" svg:height="1.809cm" svg:x="6.75cm" svg:y="17.44cm">
          <draw:text-box>
            <text:p>3</text:p>
          </draw:text-box>
        </draw:frame>
        <draw:frame draw:style-name="gr1" draw:layer="layout" svg:width="3.556cm" svg:height="1.809cm" svg:x="5.48cm" svg:y="4.963cm">
          <draw:text-box>
            <text:p>n = 4</text:p>
          </draw:text-box>
        </draw:frame>
        <draw:frame draw:style-name="gr3" draw:layer="layout" svg:width="1.455cm" svg:height="1.397cm" svg:x="4.279cm" svg:y="13.249cm">
          <draw:text-box>
            <text:p>i</text:p>
          </draw:text-box>
        </draw:frame>
        <draw:custom-shape draw:style-name="gr4" draw:text-style-name="P1" draw:layer="layout" svg:width="0.889cm" svg:height="8.255cm" svg:x="5.353cm" svg:y="9.69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layer="layout" svg:width="2.09cm" svg:height="1.809cm" svg:x="9.29cm" svg:y="6.741cm">
          <draw:text-box>
            <text:p>0</text:p>
          </draw:text-box>
        </draw:frame>
        <draw:frame draw:style-name="gr1" draw:layer="layout" svg:width="2.09cm" svg:height="1.809cm" svg:x="12.592cm" svg:y="6.687cm">
          <draw:text-box>
            <text:p>1</text:p>
          </draw:text-box>
        </draw:frame>
        <draw:frame draw:style-name="gr1" draw:layer="layout" svg:width="2.09cm" svg:height="1.809cm" svg:x="15.998cm" svg:y="6.662cm">
          <draw:text-box>
            <text:p>2</text:p>
          </draw:text-box>
        </draw:frame>
        <draw:frame draw:style-name="gr1" draw:layer="layout" svg:width="2.09cm" svg:height="1.809cm" svg:x="19.398cm" svg:y="6.663cm">
          <draw:text-box>
            <text:p>3</text:p>
          </draw:text-box>
        </draw:frame>
        <draw:frame draw:style-name="gr3" draw:layer="layout" svg:width="1.455cm" svg:height="1.397cm" svg:x="14.439cm" svg:y="4.197cm">
          <draw:text-box>
            <text:p>j</text:p>
          </draw:text-box>
        </draw:frame>
        <draw:custom-shape draw:style-name="gr4" draw:text-style-name="P1" draw:layer="layout" svg:width="0.89cm" svg:height="10.396cm" draw:transform="skewX (0.0171042266695444) rotate (1.59208934366923) translate (9.526cm 6.417cm)">
          <text:p/>
          <draw:enhanced-geometry svg:viewBox="0 0 21600 21600" draw:mirror-horizontal="false" draw:mirror-vertical="false" draw:glue-points="0 0 0 21600 21600 10800" draw:text-areas="0 ?f9 7800 ?f10" draw:type="right-brace" draw:modifiers="1991.97750702905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layer="layout" svg:width="6.096cm" svg:height="1.809cm" svg:x="5.334cm" svg:y="1.339cm">
          <draw:text-box>
            <text:p>Empty Table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standard" draw:layer="layout" svg:width="12.543cm" svg:height="11.246cm" svg:x="8.041cm" svg:y="8.17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 table:style-name="ce2"/>
            </table:table-row>
          </table:table>
          <draw:image xlink:href="Pictures/TablePreview2.svm" xlink:type="simple" xlink:show="embed" xlink:actuate="onLoad"/>
        </draw:frame>
        <draw:frame draw:style-name="gr1" draw:text-style-name="P2" draw:layer="layout" svg:width="2.09cm" svg:height="1.809cm" svg:x="6.692cm" svg:y="11.821cm">
          <draw:text-box>
            <text:p><text:span text:style-name="T1">1</text:span></text:p>
          </draw:text-box>
        </draw:frame>
        <draw:frame draw:style-name="gr1" draw:text-style-name="P2" draw:layer="layout" svg:width="2.09cm" svg:height="1.809cm" svg:x="6.75cm" svg:y="9.027cm">
          <draw:text-box>
            <text:p><text:span text:style-name="T1">0</text:span></text:p>
          </draw:text-box>
        </draw:frame>
        <draw:frame draw:style-name="gr2" draw:text-style-name="P2" draw:layer="layout" svg:width="2.09cm" svg:height="1.808cm" svg:x="6.692cm" svg:y="14.646cm">
          <draw:text-box>
            <text:p><text:span text:style-name="T1">2</text:span></text:p>
          </draw:text-box>
        </draw:frame>
        <draw:frame draw:style-name="gr1" draw:text-style-name="P2" draw:layer="layout" svg:width="2.09cm" svg:height="1.809cm" svg:x="6.75cm" svg:y="17.44cm">
          <draw:text-box>
            <text:p><text:span text:style-name="T1">3</text:span></text:p>
          </draw:text-box>
        </draw:frame>
        <draw:frame draw:style-name="gr1" draw:text-style-name="P2" draw:layer="layout" svg:width="3.556cm" svg:height="1.809cm" svg:x="5.48cm" svg:y="4.963cm">
          <draw:text-box>
            <text:p><text:span text:style-name="T1">n = 4</text:span></text:p>
          </draw:text-box>
        </draw:frame>
        <draw:frame draw:style-name="gr3" draw:text-style-name="P2" draw:layer="layout" svg:width="1.455cm" svg:height="1.397cm" svg:x="4.279cm" svg:y="13.249cm">
          <draw:text-box>
            <text:p><text:span text:style-name="T1">i</text:span></text:p>
          </draw:text-box>
        </draw:frame>
        <draw:custom-shape draw:style-name="gr4" draw:text-style-name="P1" draw:layer="layout" svg:width="0.889cm" svg:height="8.255cm" svg:x="5.353cm" svg:y="9.69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2" draw:layer="layout" svg:width="2.09cm" svg:height="1.809cm" svg:x="9.29cm" svg:y="6.741cm">
          <draw:text-box>
            <text:p><text:span text:style-name="T1">0</text:span></text:p>
          </draw:text-box>
        </draw:frame>
        <draw:frame draw:style-name="gr1" draw:text-style-name="P2" draw:layer="layout" svg:width="2.09cm" svg:height="1.809cm" svg:x="12.592cm" svg:y="6.687cm">
          <draw:text-box>
            <text:p><text:span text:style-name="T1">1</text:span></text:p>
          </draw:text-box>
        </draw:frame>
        <draw:frame draw:style-name="gr1" draw:text-style-name="P2" draw:layer="layout" svg:width="2.09cm" svg:height="1.809cm" svg:x="15.998cm" svg:y="6.662cm">
          <draw:text-box>
            <text:p><text:span text:style-name="T1">2</text:span></text:p>
          </draw:text-box>
        </draw:frame>
        <draw:frame draw:style-name="gr1" draw:text-style-name="P2" draw:layer="layout" svg:width="2.09cm" svg:height="1.809cm" svg:x="18.698cm" svg:y="6.663cm">
          <draw:text-box>
            <text:p><text:span text:style-name="T1">3</text:span></text:p>
          </draw:text-box>
        </draw:frame>
        <draw:frame draw:style-name="gr3" draw:text-style-name="P2" draw:layer="layout" svg:width="1.455cm" svg:height="1.397cm" svg:x="14.139cm" svg:y="4.197cm">
          <draw:text-box>
            <text:p><text:span text:style-name="T1">j</text:span></text:p>
          </draw:text-box>
        </draw:frame>
        <draw:custom-shape draw:style-name="gr4" draw:text-style-name="P1" draw:layer="layout" svg:width="0.89cm" svg:height="9.745cm" draw:transform="skewX (0.0171042266695444) rotate (1.59208934366923) translate (9.558cm 6.417cm)">
          <text:p/>
          <draw:enhanced-geometry svg:viewBox="0 0 21600 21600" draw:mirror-horizontal="false" draw:mirror-vertical="false" draw:glue-points="0 0 0 21600 21600 10800" draw:text-areas="0 ?f9 7800 ?f10" draw:type="right-brace" draw:modifiers="1991.97750702905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text-style-name="P2" draw:layer="layout" svg:width="18.034cm" svg:height="1.809cm" svg:x="4.872cm" svg:y="1.524cm">
          <draw:text-box>
            <text:p><text:span text:style-name="T1">iteration 1: fill the diagonal cell on the right bottom corner</text:span></text:p>
          </draw:text-box>
        </draw:frame>
        <draw:custom-shape draw:style-name="gr6" draw:text-style-name="P1" draw:layer="layout" svg:width="0.762cm" svg:height="0.762cm" svg:x="18.542cm" svg:y="1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4.572cm" svg:height="1.809cm" svg:x="21.082cm" svg:y="17.241cm">
          <draw:text-box>
            <text:p><text:span text:style-name="T1">Bottom up</text:span></text:p>
            <text:p><text:span text:style-name="T1">Left to right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standard" draw:layer="layout" svg:width="13.496cm" svg:height="11.246cm" svg:x="8.041cm" svg:y="8.176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 table:style-name="ce2"/>
            </table:table-row>
          </table:table>
          <draw:image xlink:href="Pictures/TablePreview3.svm" xlink:type="simple" xlink:show="embed" xlink:actuate="onLoad"/>
        </draw:frame>
        <draw:frame draw:style-name="gr1" draw:text-style-name="P2" draw:layer="layout" svg:width="2.09cm" svg:height="1.809cm" svg:x="6.692cm" svg:y="11.821cm">
          <draw:text-box>
            <text:p><text:span text:style-name="T1">1</text:span></text:p>
          </draw:text-box>
        </draw:frame>
        <draw:frame draw:style-name="gr1" draw:text-style-name="P2" draw:layer="layout" svg:width="2.09cm" svg:height="1.809cm" svg:x="6.75cm" svg:y="9.027cm">
          <draw:text-box>
            <text:p><text:span text:style-name="T1">0</text:span></text:p>
          </draw:text-box>
        </draw:frame>
        <draw:frame draw:style-name="gr2" draw:text-style-name="P2" draw:layer="layout" svg:width="2.09cm" svg:height="1.808cm" svg:x="6.692cm" svg:y="14.646cm">
          <draw:text-box>
            <text:p><text:span text:style-name="T1">2</text:span></text:p>
          </draw:text-box>
        </draw:frame>
        <draw:frame draw:style-name="gr1" draw:text-style-name="P2" draw:layer="layout" svg:width="2.09cm" svg:height="1.809cm" svg:x="6.75cm" svg:y="17.44cm">
          <draw:text-box>
            <text:p><text:span text:style-name="T1">3</text:span></text:p>
          </draw:text-box>
        </draw:frame>
        <draw:frame draw:style-name="gr1" draw:text-style-name="P2" draw:layer="layout" svg:width="3.556cm" svg:height="1.809cm" svg:x="5.48cm" svg:y="4.963cm">
          <draw:text-box>
            <text:p><text:span text:style-name="T1">n = 4</text:span></text:p>
          </draw:text-box>
        </draw:frame>
        <draw:frame draw:style-name="gr3" draw:text-style-name="P2" draw:layer="layout" svg:width="1.455cm" svg:height="1.397cm" svg:x="4.279cm" svg:y="13.249cm">
          <draw:text-box>
            <text:p><text:span text:style-name="T1">i</text:span></text:p>
          </draw:text-box>
        </draw:frame>
        <draw:custom-shape draw:style-name="gr4" draw:text-style-name="P1" draw:layer="layout" svg:width="0.889cm" svg:height="8.255cm" svg:x="5.353cm" svg:y="9.69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2" draw:layer="layout" svg:width="2.09cm" svg:height="1.809cm" svg:x="9.29cm" svg:y="6.741cm">
          <draw:text-box>
            <text:p><text:span text:style-name="T1">0</text:span></text:p>
          </draw:text-box>
        </draw:frame>
        <draw:frame draw:style-name="gr1" draw:text-style-name="P2" draw:layer="layout" svg:width="2.09cm" svg:height="1.809cm" svg:x="12.592cm" svg:y="6.687cm">
          <draw:text-box>
            <text:p><text:span text:style-name="T1">1</text:span></text:p>
          </draw:text-box>
        </draw:frame>
        <draw:frame draw:style-name="gr1" draw:text-style-name="P2" draw:layer="layout" svg:width="2.09cm" svg:height="1.809cm" svg:x="15.998cm" svg:y="6.662cm">
          <draw:text-box>
            <text:p><text:span text:style-name="T1">2</text:span></text:p>
          </draw:text-box>
        </draw:frame>
        <draw:frame draw:style-name="gr1" draw:text-style-name="P2" draw:layer="layout" svg:width="2.09cm" svg:height="1.809cm" svg:x="18.798cm" svg:y="6.663cm">
          <draw:text-box>
            <text:p><text:span text:style-name="T1">3</text:span></text:p>
          </draw:text-box>
        </draw:frame>
        <draw:frame draw:style-name="gr3" draw:text-style-name="P2" draw:layer="layout" svg:width="1.455cm" svg:height="1.397cm" svg:x="14.139cm" svg:y="4.197cm">
          <draw:text-box>
            <text:p><text:span text:style-name="T1">j</text:span></text:p>
          </draw:text-box>
        </draw:frame>
        <draw:custom-shape draw:style-name="gr4" draw:text-style-name="P1" draw:layer="layout" svg:width="0.89cm" svg:height="9.751cm" draw:transform="skewX (0.0171042266695444) rotate (1.59208934366923) translate (9.671cm 6.35cm)">
          <text:p/>
          <draw:enhanced-geometry svg:viewBox="0 0 21600 21600" draw:mirror-horizontal="false" draw:mirror-vertical="false" draw:glue-points="0 0 0 21600 21600 10800" draw:text-areas="0 ?f9 7800 ?f10" draw:type="right-brace" draw:modifiers="1991.97750702905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text-style-name="P2" draw:layer="layout" svg:width="23.876cm" svg:height="1.809cm" svg:x="5.294cm" svg:y="1.524cm">
          <draw:text-box>
            <text:p><text:span text:style-name="T1">iteration 2: fill the diagonal cell (2,2), then fill all the cells </text:span></text:p>
            <text:p><text:span text:style-name="T1"><text:s text:c="18"/></text:span><text:span text:style-name="T1">on its right within the same row</text:span></text:p>
          </draw:text-box>
        </draw:frame>
        <draw:custom-shape draw:style-name="gr6" draw:text-style-name="P1" draw:layer="layout" svg:width="0.762cm" svg:height="0.762cm" svg:x="18.542cm" svg:y="1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15.394cm" svg:y="14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8.542cm" svg:y1="17.78cm" svg:x2="16.256cm" svg:y2="15.748cm">
          <text:p/>
        </draw:line>
        <draw:line draw:style-name="gr8" draw:text-style-name="P1" draw:layer="layout" svg:x1="16.383cm" svg:y1="15.24cm" svg:x2="18.288cm" svg:y2="15.24cm">
          <text:p/>
        </draw:line>
        <draw:custom-shape draw:style-name="gr6" draw:text-style-name="P1" draw:layer="layout" svg:width="0.762cm" svg:height="0.762cm" svg:x="18.543cm" svg:y="14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4.572cm" svg:height="1.809cm" svg:x="21.682cm" svg:y="14.447cm">
          <draw:text-box>
            <text:p><text:span text:style-name="T1">Bottom up</text:span></text:p>
            <text:p><text:span text:style-name="T1">Left to right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standard" draw:layer="layout" svg:width="13.496cm" svg:height="11.246cm" svg:x="8.041cm" svg:y="8.176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 table:style-name="ce2"/>
            </table:table-row>
          </table:table>
          <draw:image xlink:href="Pictures/TablePreview4.svm" xlink:type="simple" xlink:show="embed" xlink:actuate="onLoad"/>
        </draw:frame>
        <draw:frame draw:style-name="gr1" draw:text-style-name="P2" draw:layer="layout" svg:width="2.09cm" svg:height="1.809cm" svg:x="6.692cm" svg:y="11.821cm">
          <draw:text-box>
            <text:p><text:span text:style-name="T1">1</text:span></text:p>
          </draw:text-box>
        </draw:frame>
        <draw:frame draw:style-name="gr1" draw:text-style-name="P2" draw:layer="layout" svg:width="2.09cm" svg:height="1.809cm" svg:x="6.75cm" svg:y="9.027cm">
          <draw:text-box>
            <text:p><text:span text:style-name="T1">0</text:span></text:p>
          </draw:text-box>
        </draw:frame>
        <draw:frame draw:style-name="gr2" draw:text-style-name="P2" draw:layer="layout" svg:width="2.09cm" svg:height="1.808cm" svg:x="6.692cm" svg:y="14.646cm">
          <draw:text-box>
            <text:p><text:span text:style-name="T1">2</text:span></text:p>
          </draw:text-box>
        </draw:frame>
        <draw:frame draw:style-name="gr1" draw:text-style-name="P2" draw:layer="layout" svg:width="2.09cm" svg:height="1.809cm" svg:x="6.75cm" svg:y="17.44cm">
          <draw:text-box>
            <text:p><text:span text:style-name="T1">3</text:span></text:p>
          </draw:text-box>
        </draw:frame>
        <draw:frame draw:style-name="gr1" draw:text-style-name="P2" draw:layer="layout" svg:width="3.556cm" svg:height="1.809cm" svg:x="5.48cm" svg:y="4.963cm">
          <draw:text-box>
            <text:p><text:span text:style-name="T1">n = 4</text:span></text:p>
          </draw:text-box>
        </draw:frame>
        <draw:frame draw:style-name="gr3" draw:text-style-name="P2" draw:layer="layout" svg:width="1.455cm" svg:height="1.397cm" svg:x="4.279cm" svg:y="13.249cm">
          <draw:text-box>
            <text:p><text:span text:style-name="T1">i</text:span></text:p>
          </draw:text-box>
        </draw:frame>
        <draw:custom-shape draw:style-name="gr4" draw:text-style-name="P1" draw:layer="layout" svg:width="0.889cm" svg:height="8.255cm" svg:x="5.353cm" svg:y="9.69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2" draw:layer="layout" svg:width="2.09cm" svg:height="1.809cm" svg:x="9.29cm" svg:y="6.741cm">
          <draw:text-box>
            <text:p><text:span text:style-name="T1">0</text:span></text:p>
          </draw:text-box>
        </draw:frame>
        <draw:frame draw:style-name="gr1" draw:text-style-name="P2" draw:layer="layout" svg:width="2.09cm" svg:height="1.809cm" svg:x="12.592cm" svg:y="6.687cm">
          <draw:text-box>
            <text:p><text:span text:style-name="T1">1</text:span></text:p>
          </draw:text-box>
        </draw:frame>
        <draw:frame draw:style-name="gr1" draw:text-style-name="P2" draw:layer="layout" svg:width="2.09cm" svg:height="1.809cm" svg:x="15.998cm" svg:y="6.662cm">
          <draw:text-box>
            <text:p><text:span text:style-name="T1">2</text:span></text:p>
          </draw:text-box>
        </draw:frame>
        <draw:frame draw:style-name="gr1" draw:text-style-name="P2" draw:layer="layout" svg:width="2.09cm" svg:height="1.809cm" svg:x="18.798cm" svg:y="6.663cm">
          <draw:text-box>
            <text:p><text:span text:style-name="T1">3</text:span></text:p>
          </draw:text-box>
        </draw:frame>
        <draw:frame draw:style-name="gr3" draw:text-style-name="P2" draw:layer="layout" svg:width="1.455cm" svg:height="1.397cm" svg:x="14.139cm" svg:y="4.197cm">
          <draw:text-box>
            <text:p><text:span text:style-name="T1">j</text:span></text:p>
          </draw:text-box>
        </draw:frame>
        <draw:custom-shape draw:style-name="gr4" draw:text-style-name="P1" draw:layer="layout" svg:width="0.89cm" svg:height="9.745cm" draw:transform="skewX (0.0171042266695444) rotate (1.59208934366923) translate (9.558cm 6.264cm)">
          <text:p/>
          <draw:enhanced-geometry svg:viewBox="0 0 21600 21600" draw:mirror-horizontal="false" draw:mirror-vertical="false" draw:glue-points="0 0 0 21600 21600 10800" draw:text-areas="0 ?f9 7800 ?f10" draw:type="right-brace" draw:modifiers="1991.97750702905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text-style-name="P2" draw:layer="layout" svg:width="23.876cm" svg:height="1.809cm" svg:x="5.226cm" svg:y="1.493cm">
          <draw:text-box>
            <text:p><text:span text:style-name="T1">iteration 3: fill the diagonal cell (1,1), then fill all the cells </text:span></text:p>
            <text:p><text:span text:style-name="T1"><text:s text:c="18"/></text:span><text:span text:style-name="T1">on its right within the same row</text:span></text:p>
          </draw:text-box>
        </draw:frame>
        <draw:custom-shape draw:style-name="gr6" draw:text-style-name="P1" draw:layer="layout" svg:width="0.762cm" svg:height="0.762cm" svg:x="18.542cm" svg:y="1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15.394cm" svg:y="14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8.542cm" svg:y1="17.78cm" svg:x2="16.256cm" svg:y2="15.748cm">
          <text:p/>
        </draw:line>
        <draw:line draw:style-name="gr8" draw:text-style-name="P1" draw:layer="layout" svg:x1="16.383cm" svg:y1="15.24cm" svg:x2="18.288cm" svg:y2="15.24cm">
          <text:p/>
        </draw:line>
        <draw:custom-shape draw:style-name="gr6" draw:text-style-name="P1" draw:layer="layout" svg:width="0.762cm" svg:height="0.762cm" svg:x="18.543cm" svg:y="14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12.292cm" svg:y="12.0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5.394cm" svg:y1="14.886cm" svg:x2="13.108cm" svg:y2="12.854cm">
          <text:p/>
        </draw:line>
        <draw:custom-shape draw:style-name="gr6" draw:text-style-name="P1" draw:layer="layout" svg:width="0.762cm" svg:height="0.762cm" svg:x="15.395cm" svg:y="12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18.544cm" svg:y="12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6.458cm" svg:y1="12.44cm" svg:x2="18.363cm" svg:y2="12.44cm">
          <text:p/>
        </draw:line>
        <draw:line draw:style-name="gr8" draw:text-style-name="P1" draw:layer="layout" svg:x1="13.333cm" svg:y1="12.44cm" svg:x2="15.238cm" svg:y2="12.44cm">
          <text:p/>
        </draw:line>
        <draw:frame draw:style-name="gr1" draw:text-style-name="P2" draw:layer="layout" svg:width="4.572cm" svg:height="1.809cm" svg:x="21.982cm" svg:y="11.648cm">
          <draw:text-box>
            <text:p><text:span text:style-name="T1">Bottom up</text:span></text:p>
            <text:p><text:span text:style-name="T1">Left to right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standard" draw:layer="layout" svg:width="13.496cm" svg:height="11.246cm" svg:x="8.041cm" svg:y="8.176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 table:style-name="ce2"/>
            </table:table-row>
          </table:table>
          <draw:image xlink:href="Pictures/TablePreview5.svm" xlink:type="simple" xlink:show="embed" xlink:actuate="onLoad"/>
        </draw:frame>
        <draw:frame draw:style-name="gr1" draw:text-style-name="P2" draw:layer="layout" svg:width="2.09cm" svg:height="1.809cm" svg:x="6.692cm" svg:y="11.821cm">
          <draw:text-box>
            <text:p><text:span text:style-name="T1">1</text:span></text:p>
          </draw:text-box>
        </draw:frame>
        <draw:frame draw:style-name="gr1" draw:text-style-name="P2" draw:layer="layout" svg:width="2.09cm" svg:height="1.809cm" svg:x="6.75cm" svg:y="9.027cm">
          <draw:text-box>
            <text:p><text:span text:style-name="T1">0</text:span></text:p>
          </draw:text-box>
        </draw:frame>
        <draw:frame draw:style-name="gr2" draw:text-style-name="P2" draw:layer="layout" svg:width="2.09cm" svg:height="1.808cm" svg:x="6.692cm" svg:y="14.646cm">
          <draw:text-box>
            <text:p><text:span text:style-name="T1">2</text:span></text:p>
          </draw:text-box>
        </draw:frame>
        <draw:frame draw:style-name="gr1" draw:text-style-name="P2" draw:layer="layout" svg:width="2.09cm" svg:height="1.809cm" svg:x="6.75cm" svg:y="17.44cm">
          <draw:text-box>
            <text:p><text:span text:style-name="T1">3</text:span></text:p>
          </draw:text-box>
        </draw:frame>
        <draw:frame draw:style-name="gr1" draw:text-style-name="P2" draw:layer="layout" svg:width="3.556cm" svg:height="1.809cm" svg:x="5.48cm" svg:y="4.963cm">
          <draw:text-box>
            <text:p><text:span text:style-name="T1">n = 4</text:span></text:p>
          </draw:text-box>
        </draw:frame>
        <draw:frame draw:style-name="gr3" draw:text-style-name="P2" draw:layer="layout" svg:width="1.455cm" svg:height="1.397cm" svg:x="4.279cm" svg:y="13.249cm">
          <draw:text-box>
            <text:p><text:span text:style-name="T1">i</text:span></text:p>
          </draw:text-box>
        </draw:frame>
        <draw:custom-shape draw:style-name="gr4" draw:text-style-name="P1" draw:layer="layout" svg:width="0.889cm" svg:height="8.255cm" svg:x="5.353cm" svg:y="9.69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2" draw:layer="layout" svg:width="2.09cm" svg:height="1.809cm" svg:x="9.29cm" svg:y="6.741cm">
          <draw:text-box>
            <text:p><text:span text:style-name="T1">0</text:span></text:p>
          </draw:text-box>
        </draw:frame>
        <draw:frame draw:style-name="gr1" draw:text-style-name="P2" draw:layer="layout" svg:width="2.09cm" svg:height="1.809cm" svg:x="12.592cm" svg:y="6.687cm">
          <draw:text-box>
            <text:p><text:span text:style-name="T1">1</text:span></text:p>
          </draw:text-box>
        </draw:frame>
        <draw:frame draw:style-name="gr1" draw:text-style-name="P2" draw:layer="layout" svg:width="2.09cm" svg:height="1.809cm" svg:x="15.998cm" svg:y="6.662cm">
          <draw:text-box>
            <text:p><text:span text:style-name="T1">2</text:span></text:p>
          </draw:text-box>
        </draw:frame>
        <draw:frame draw:style-name="gr1" draw:text-style-name="P2" draw:layer="layout" svg:width="2.09cm" svg:height="1.809cm" svg:x="18.898cm" svg:y="6.663cm">
          <draw:text-box>
            <text:p><text:span text:style-name="T1">3</text:span></text:p>
          </draw:text-box>
        </draw:frame>
        <draw:frame draw:style-name="gr3" draw:text-style-name="P2" draw:layer="layout" svg:width="1.455cm" svg:height="1.397cm" svg:x="14.239cm" svg:y="4.197cm">
          <draw:text-box>
            <text:p><text:span text:style-name="T1">j</text:span></text:p>
          </draw:text-box>
        </draw:frame>
        <draw:custom-shape draw:style-name="gr4" draw:text-style-name="P1" draw:layer="layout" svg:width="0.89cm" svg:height="10.004cm" draw:transform="skewX (0.0171042266695444) rotate (1.59208934366923) translate (9.553cm 6.266cm)">
          <text:p/>
          <draw:enhanced-geometry svg:viewBox="0 0 21600 21600" draw:mirror-horizontal="false" draw:mirror-vertical="false" draw:glue-points="0 0 0 21600 21600 10800" draw:text-areas="0 ?f9 7800 ?f10" draw:type="right-brace" draw:modifiers="1991.97750702905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text-style-name="P2" draw:layer="layout" svg:width="23.876cm" svg:height="1.809cm" svg:x="5.194cm" svg:y="1.524cm">
          <draw:text-box>
            <text:p><text:span text:style-name="T1">iteration 4: fill the diagonal cell (0,0), then fill all the cells </text:span></text:p>
            <text:p><text:span text:style-name="T1"><text:s text:c="18"/></text:span><text:span text:style-name="T1">on its right within the same row</text:span></text:p>
          </draw:text-box>
        </draw:frame>
        <draw:custom-shape draw:style-name="gr6" draw:text-style-name="P1" draw:layer="layout" svg:width="0.762cm" svg:height="0.762cm" svg:x="18.542cm" svg:y="1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15.394cm" svg:y="14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8.542cm" svg:y1="17.78cm" svg:x2="16.256cm" svg:y2="15.748cm">
          <text:p/>
        </draw:line>
        <draw:line draw:style-name="gr8" draw:text-style-name="P1" draw:layer="layout" svg:x1="16.383cm" svg:y1="15.24cm" svg:x2="18.288cm" svg:y2="15.24cm">
          <text:p/>
        </draw:line>
        <draw:custom-shape draw:style-name="gr6" draw:text-style-name="P1" draw:layer="layout" svg:width="0.762cm" svg:height="0.762cm" svg:x="18.543cm" svg:y="14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12.292cm" svg:y="12.0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5.394cm" svg:y1="14.886cm" svg:x2="13.108cm" svg:y2="12.854cm">
          <text:p/>
        </draw:line>
        <draw:custom-shape draw:style-name="gr6" draw:text-style-name="P1" draw:layer="layout" svg:width="0.762cm" svg:height="0.762cm" svg:x="15.395cm" svg:y="12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18.544cm" svg:y="12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6.458cm" svg:y1="12.44cm" svg:x2="18.363cm" svg:y2="12.44cm">
          <text:p/>
        </draw:line>
        <draw:line draw:style-name="gr8" draw:text-style-name="P1" draw:layer="layout" svg:x1="13.333cm" svg:y1="12.44cm" svg:x2="15.238cm" svg:y2="12.44cm">
          <text:p/>
        </draw:line>
        <draw:frame draw:style-name="gr1" draw:text-style-name="P2" draw:layer="layout" svg:width="4.572cm" svg:height="1.809cm" svg:x="21.882cm" svg:y="8.848cm">
          <draw:text-box>
            <text:p><text:span text:style-name="T1">Bottom up</text:span></text:p>
            <text:p><text:span text:style-name="T1">Left to right</text:span></text:p>
          </draw:text-box>
        </draw:frame>
        <draw:custom-shape draw:style-name="gr6" draw:text-style-name="P1" draw:layer="layout" svg:width="0.762cm" svg:height="0.762cm" svg:x="9.244cm" svg:y="9.2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2.292cm" svg:y1="12.038cm" svg:x2="10.006cm" svg:y2="10.006cm">
          <text:p/>
        </draw:line>
        <draw:custom-shape draw:style-name="gr6" draw:text-style-name="P1" draw:layer="layout" svg:width="0.762cm" svg:height="0.762cm" svg:x="15.396cm" svg:y="9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12.293cm" svg:y="9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18.545cm" svg:y="9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308cm" svg:y1="9.74cm" svg:x2="15.213cm" svg:y2="9.74cm">
          <text:p/>
        </draw:line>
        <draw:line draw:style-name="gr8" draw:text-style-name="P1" draw:layer="layout" svg:x1="10.283cm" svg:y1="9.74cm" svg:x2="12.188cm" svg:y2="9.74cm">
          <text:p/>
        </draw:line>
        <draw:line draw:style-name="gr8" draw:text-style-name="P1" draw:layer="layout" svg:x1="16.483cm" svg:y1="9.74cm" svg:x2="18.388cm" svg:y2="9.74cm">
          <text:p/>
        </draw:lin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standard" draw:layer="layout" svg:width="13.496cm" svg:height="11.246cm" svg:x="8.041cm" svg:y="8.176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 table:style-name="ce2"/>
            </table:table-row>
          </table:table>
          <draw:image xlink:href="Pictures/TablePreview6.svm" xlink:type="simple" xlink:show="embed" xlink:actuate="onLoad"/>
        </draw:frame>
        <draw:frame draw:style-name="gr1" draw:text-style-name="P2" draw:layer="layout" svg:width="2.09cm" svg:height="1.809cm" svg:x="6.692cm" svg:y="11.821cm">
          <draw:text-box>
            <text:p><text:span text:style-name="T1">1</text:span></text:p>
          </draw:text-box>
        </draw:frame>
        <draw:frame draw:style-name="gr1" draw:text-style-name="P2" draw:layer="layout" svg:width="2.09cm" svg:height="1.809cm" svg:x="6.75cm" svg:y="9.027cm">
          <draw:text-box>
            <text:p><text:span text:style-name="T1">0</text:span></text:p>
          </draw:text-box>
        </draw:frame>
        <draw:frame draw:style-name="gr2" draw:text-style-name="P2" draw:layer="layout" svg:width="2.09cm" svg:height="1.808cm" svg:x="6.692cm" svg:y="14.646cm">
          <draw:text-box>
            <text:p><text:span text:style-name="T1">2</text:span></text:p>
          </draw:text-box>
        </draw:frame>
        <draw:frame draw:style-name="gr1" draw:text-style-name="P2" draw:layer="layout" svg:width="2.09cm" svg:height="1.809cm" svg:x="6.75cm" svg:y="17.44cm">
          <draw:text-box>
            <text:p><text:span text:style-name="T1">3</text:span></text:p>
          </draw:text-box>
        </draw:frame>
        <draw:frame draw:style-name="gr1" draw:text-style-name="P2" draw:layer="layout" svg:width="3.556cm" svg:height="1.809cm" svg:x="5.48cm" svg:y="4.963cm">
          <draw:text-box>
            <text:p><text:span text:style-name="T1">n = 4</text:span></text:p>
          </draw:text-box>
        </draw:frame>
        <draw:frame draw:style-name="gr3" draw:text-style-name="P2" draw:layer="layout" svg:width="1.455cm" svg:height="1.397cm" svg:x="4.279cm" svg:y="13.249cm">
          <draw:text-box>
            <text:p><text:span text:style-name="T1">i</text:span></text:p>
          </draw:text-box>
        </draw:frame>
        <draw:custom-shape draw:style-name="gr4" draw:text-style-name="P1" draw:layer="layout" svg:width="0.889cm" svg:height="8.255cm" svg:x="5.353cm" svg:y="9.69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2" draw:layer="layout" svg:width="2.09cm" svg:height="1.809cm" svg:x="9.29cm" svg:y="6.741cm">
          <draw:text-box>
            <text:p><text:span text:style-name="T1">0</text:span></text:p>
          </draw:text-box>
        </draw:frame>
        <draw:frame draw:style-name="gr1" draw:text-style-name="P2" draw:layer="layout" svg:width="2.09cm" svg:height="1.809cm" svg:x="12.592cm" svg:y="6.687cm">
          <draw:text-box>
            <text:p><text:span text:style-name="T1">1</text:span></text:p>
          </draw:text-box>
        </draw:frame>
        <draw:frame draw:style-name="gr1" draw:text-style-name="P2" draw:layer="layout" svg:width="2.09cm" svg:height="1.809cm" svg:x="15.998cm" svg:y="6.662cm">
          <draw:text-box>
            <text:p><text:span text:style-name="T1">2</text:span></text:p>
          </draw:text-box>
        </draw:frame>
        <draw:frame draw:style-name="gr1" draw:text-style-name="P2" draw:layer="layout" svg:width="2.09cm" svg:height="1.809cm" svg:x="18.898cm" svg:y="6.663cm">
          <draw:text-box>
            <text:p><text:span text:style-name="T1">3</text:span></text:p>
          </draw:text-box>
        </draw:frame>
        <draw:frame draw:style-name="gr3" draw:text-style-name="P2" draw:layer="layout" svg:width="1.455cm" svg:height="1.397cm" svg:x="14.239cm" svg:y="4.197cm">
          <draw:text-box>
            <text:p><text:span text:style-name="T1">j</text:span></text:p>
          </draw:text-box>
        </draw:frame>
        <draw:custom-shape draw:style-name="gr4" draw:text-style-name="P1" draw:layer="layout" svg:width="0.89cm" svg:height="10.004cm" draw:transform="skewX (0.0171042266695444) rotate (1.59208934366923) translate (9.526cm 6.266cm)">
          <text:p/>
          <draw:enhanced-geometry svg:viewBox="0 0 21600 21600" draw:mirror-horizontal="false" draw:mirror-vertical="false" draw:glue-points="0 0 0 21600 21600 10800" draw:text-areas="0 ?f9 7800 ?f10" draw:type="right-brace" draw:modifiers="1991.97750702905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text-style-name="P2" draw:layer="layout" svg:width="14.478cm" svg:height="1.809cm" svg:x="5.31cm" svg:y="1.493cm">
          <draw:text-box>
            <text:p><text:span text:style-name="T1">Done!</text:span></text:p>
          </draw:text-box>
        </draw:frame>
        <draw:custom-shape draw:style-name="gr6" draw:text-style-name="P1" draw:layer="layout" svg:width="0.762cm" svg:height="0.762cm" svg:x="18.542cm" svg:y="1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15.394cm" svg:y="14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18.543cm" svg:y="14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12.292cm" svg:y="12.0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15.395cm" svg:y="12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18.544cm" svg:y="12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4.572cm" svg:height="1.809cm" svg:x="21.882cm" svg:y="8.848cm">
          <draw:text-box>
            <text:p><text:span text:style-name="T1">Bottom up</text:span></text:p>
            <text:p><text:span text:style-name="T1">Left to right</text:span></text:p>
          </draw:text-box>
        </draw:frame>
        <draw:custom-shape draw:style-name="gr6" draw:text-style-name="P1" draw:layer="layout" svg:width="0.762cm" svg:height="0.762cm" svg:x="9.244cm" svg:y="9.2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15.396cm" svg:y="9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12.293cm" svg:y="9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18.545cm" svg:y="9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9T14:38:22.209705000</meta:creation-date>
    <dc:date>2017-11-29T15:12:41.924349000</dc:date>
    <meta:editing-duration>PT29M57S</meta:editing-duration>
    <meta:editing-cycles>33</meta:editing-cycles>
    <meta:generator>LibreOffice/4.2.5.2$MacOSX_X86_64 LibreOffice_project/61cb170a04bb1f12e77c884eab9192be736ec5f5</meta:generator>
    <meta:document-statistic meta:object-count="174"/>
  </office:meta>
</office:document-meta>
</file>